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6"/>
          <table:table-cell office:value-type="string" calcext:value-type="string">
            <text:p>fond blanc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table:style-name="Default"/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office:value-type="string" calcext:value-type="string">
            <text:p>reset sentenc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table:number-columns-repeated="9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background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table:style-name="Default" office:value-type="string" calcext:value-type="string">
            <text:p>background uni</text:p>
          </table:table-cell>
          <table:table-cell table:style-name="Default" table:number-columns-repeated="14"/>
          <table:table-cell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7:49:29.86847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08T18:48:47.173921600</dc:date>
    <meta:editing-duration>PT10H27M56S</meta:editing-duration>
    <meta:editing-cycles>78</meta:editing-cycles>
    <meta:generator>LibreOffice/25.8.5.2$Windows_X86_64 LibreOffice_project/9c8b85f387cc00a89945a79c9e6239f32e450ac2</meta:generator>
    <meta:document-statistic meta:table-count="1" meta:cell-count="152" meta:object-count="0"/>
  </office:meta>
</office:document-meta>
</file>